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Courier New"/>
    </style:style>
    <style:style style:name="ce9" style:family="table-cell" style:parent-style-name="Default">
      <style:text-properties style:font-name="Courier New"/>
    </style:style>
    <style:style style:name="ce10" style:family="table-cell" style:parent-style-name="Default">
      <style:text-properties style:font-name="Courier Ne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ixx-Classic-145-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Km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021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sele - 1100 – 6%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ttenberg - 1500 – 9%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lenhoek – 520 – 6%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vito 1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éron – 1100 – 7%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achettes – 1100 – 13%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invault – 2140 – 11%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pins – 1200 – 16%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roisette – 1100 – 7%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vito 2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ortuinberg – 1100 – 18%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ontainestraat – 900 – 6%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ttondberg – 800 – 8%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ssignies – 1500 – 8%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wadenbulk – 900 – 12%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inish</text:p>
          </table:table-cell>
          <table:table-cell table:number-columns-repeated="1021"/>
        </table:table-row>
        <table:table-row table:style-name="ro1" table:number-rows-repeated="14">
          <table:table-cell table:number-columns-repeated="1023"/>
        </table:table-row>
        <table:table-row table:style-name="ro1">
          <table:table-cell office:value-type="string" calcext:value-type="string">
            <text:p>0,Start;19,Korsele - 1100 – 6%;23,Pottenberg - 1500 – 9%;30,Hellenhoek – 520 – 6%;36,Ravito 1;39,Géron – 1100 – 7%;42,Plachettes – 1100 – 13%;69,Mainvault – 2140 – 11%;77,Papins – 1200 – 16%;85,Croisette – 1100 – 7%;95,Ravito 2;97,Fortuinberg – 1100 – 18%;102,Fontainestraat – 900 – 6%;108,Hottondberg – 800 – 8%;114,Rissignies – 1500 – 8%;129,Kwadenbulk – 900 – 12%;155,Finish;</text:p>
          </table:table-cell>
          <table:table-cell table:number-columns-repeated="1022"/>
        </table:table-row>
      </table:table>
      <table:table table:name="Tour-de-Namur-166-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Km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021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adelle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ly - 8%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ole – 5%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vito 1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aie – 16%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ogn. – 10%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oy ND – 8%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avito 2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antis – 6%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ont – 8%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ovet – 12%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nnis – 11%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illen – 6%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onty – 22%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avito 3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eau <text:s/>Vallon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ute M. – 8%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inish</text:p>
          </table:table-cell>
          <table:table-cell table:number-columns-repeated="1021"/>
        </table:table-row>
        <table:table-row table:style-name="ro1" table:number-rows-repeated="12">
          <table:table-cell table:number-columns-repeated="1023"/>
        </table:table-row>
        <table:table-row table:style-name="ro1">
          <table:table-cell office:value-type="string" calcext:value-type="string">
            <text:p>0,Start;1,Citadelle;26,Marly - 8%;41,Niole – 5%;44,Ravito 1;64,Haie – 16%;80,Grogn. – 10%;84,Foy ND – 8%;85,Ravito 2;91,Plantis – 6%;94,Mont – 8%;113,Sovet – 12%;121,Monnis – 11%;128,Maillen – 6%;138,Monty – 22%;145,Ravito 3;147,Beau <text:s/>Vallon;160,Route M. – 8%;166,Finish;</text:p>
          </table:table-cell>
          <table:table-cell table:number-columns-repeated="1022"/>
        </table:table-row>
      </table:table>
      <table:table table:name="Marmotte - 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Km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021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landon – Ravito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t-Etienne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-Jean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Télégraphe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Valloire – Ravito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Galibier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Bourg d’Oisans – Ravito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Finish</text:p>
          </table:table-cell>
          <table:table-cell table:number-columns-repeated="1021"/>
        </table:table-row>
        <table:table-row table:style-name="ro1" table:number-rows-repeated="22">
          <table:table-cell table:number-columns-repeated="1023"/>
        </table:table-row>
        <table:table-row table:style-name="ro1">
          <table:table-cell office:value-type="string" calcext:value-type="string">
            <text:p>0,Start;36,Glandon – Ravito;57,St-Etienne;81,St-Jean;91,Télégraphe;95,Valloire – Ravito;113,Galibier;160,Bourg d’Oisans – Ravito;174,Finish;</text:p>
          </table:table-cell>
          <table:table-cell table:number-columns-repeated="1022"/>
        </table:table-row>
      </table:table>
      <table:table table:name="EDT - 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Km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021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t-Crépin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avito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vine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ôte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vito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au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Vars Eau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Ravito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Eau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Izoard</text:p>
          </table:table-cell>
          <table:table-cell table:number-columns-repeated="1021"/>
        </table:table-row>
        <table:table-row table:style-name="ro1" table:number-rows-repeated="20">
          <table:table-cell table:number-columns-repeated="1023"/>
        </table:table-row>
        <table:table-row table:style-name="ro1">
          <table:table-cell office:value-type="string" calcext:value-type="string">
            <text:p>0,Start;24,St-Crépin;47,Ravito;55,Savine;62,Côte;100,Ravito;116,Eau;131,Vars Eau;151,Ravito;172,Eau;181,Izoard;</text:p>
          </table:table-cell>
          <table:table-cell table:number-columns-repeated="1022"/>
        </table:table-row>
      </table:table>
      <table:table table:name="Velomediane - 2017" table:style-name="ta1">
        <table:table-column table:style-name="co1" table:default-cell-style-name="ce9"/>
        <table:table-column table:style-name="co2" table:default-cell-style-name="ce9"/>
        <table:table-column table:style-name="co1" table:number-columns-repeated="1021" table:default-cell-style-name="Default"/>
        <table:table-row table:style-name="ro1">
          <table:table-cell table:style-name="ce7" office:value-type="string" calcext:value-type="string">
            <text:p>Km</text:p>
          </table:table-cell>
          <table:table-cell table:style-name="ce10" office:value-type="string" calcext:value-type="string">
            <text:p>Comment</text:p>
          </table:table-cell>
          <table:table-cell table:style-name="ce4" table:number-columns-repeated="1021"/>
        </table:table-row>
        <table:table-row table:style-name="ro1">
          <table:table-cell table:style-name="ce8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au 5%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ives 7%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rtho 3%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ily 5%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ib 6%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ad 4%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ur 9%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avi 1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oc 15%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m 4%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osse 6%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Odei 5%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le 10%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oc 10%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id 8%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Ravi 2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eff 10%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aid 6%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Doc 4%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9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0,Start;1,Beau 5%;18,Hives 7%;25,Ortho 3%;40,Fily 5%;45,Wib 6%;47,Nad 4%;55,Mur 9%;60,Ravi 1;67,Roc 15%;75,Sam 4%;86,Fosse 6%;90,Odei 5%;98,Male 10%;113,Roc 10%;122,Rid 8%;132,Ravi 2;148,Beff 10%;156,Laid 6%;160,Doc 4%;</text:p>
          </table:table-cell>
          <table:table-cell table:style-name="Default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 office:value-type="string" calcext:value-type="string">
            <text:p>0,Start;1,Beau 5%;18,Hives 7%;25,Ortho 3%;40,Fily 5%;45,Wib 6%;47,Nad 4%;55,Mur 9%;67,Roc 15%;75,Sam 4%;86,Fosse 6%;90,Odei 5%;98,Male 10%;113,Roc 10%;122,Rid 8%;148,Beff 10%;156,Laid 6%;160,Doc 4%;</text:p>
          </table:table-cell>
          <table:table-cell table:style-name="Default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5">00/00/0000</text:date>, <text:time style:data-style-name="N2" text:time-value="15:50:15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28:44.987000000</meta:creation-date>
    <dc:date>2017-08-25T16:23:52.537000000</dc:date>
    <meta:editing-duration>PT1H48M49S</meta:editing-duration>
    <meta:editing-cycles>19</meta:editing-cycles>
    <meta:generator>LibreOffice/5.4.0.3$Windows_x86 LibreOffice_project/7556cbc6811c9d992f4064ab9287069087d7f62c</meta:generator>
    <meta:document-statistic meta:table-count="5" meta:cell-count="168" meta:object-count="0"/>
  </office:meta>
</office:document-meta>
</file>